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f6ee" officeooo:paragraph-rsid="000df6ee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f6ee" officeooo:paragraph-rsid="000df6ee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f6ee" officeooo:paragraph-rsid="000df6ee" style:font-size-asian="13.1000003814697pt" style:font-size-complex="15pt"/>
    </style:style>
    <style:style style:name="P5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26d5" officeooo:paragraph-rsid="000e26d5" style:font-size-asian="13.1000003814697pt" style:font-size-complex="15pt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e26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Liberation Serif" fo:font-size="15pt" fo:letter-spacing="normal" fo:font-style="normal" fo:font-weight="normal" officeooo:rsid="000e26d5" style:font-size-asian="13.1000003814697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2">&lt;div class=”alert alert-info”&gt;&lt;/div&gt;</text:p>
      <text:p text:style-name="P2"/>
      <text:list xml:id="list7019122521173893474" text:style-name="L3">
        <text:list-item>
          <text:p text:style-name="P5">Tem botão pra fechar </text:p>
        </text:list-item>
      </text:list>
      <text:p text:style-name="P2"/>
      <text:list xml:id="list1531241027692904048" text:style-name="L1">
        <text:list-item>
          <text:p text:style-name="P3">info</text:p>
        </text:list-item>
        <text:list-item>
          <text:p text:style-name="P3">warning</text:p>
        </text:list-item>
        <text:list-item>
          <text:p text:style-name="P3">danger</text:p>
        </text:list-item>
        <text:list-item>
          <text:p text:style-name="P3">success</text:p>
        </text:list-item>
      </text:list>
      <text:p text:style-name="P4"/>
      <text:p text:style-name="P4">Da também pra colocar um botão</text:p>
      <text:p text:style-name="P4"/>
      <text:p text:style-name="P4">&lt;div class=”alert alert-success <text:span text:style-name="T1">alert-dismissible</text:span>”&gt;</text:p>
      <text:p text:style-name="P4"><text:s text:c="3"/>aeeee meo!</text:p>
      <text:p text:style-name="P4"><text:s text:c="3"/>&lt;button class=”<text:span text:style-name="T1">close</text:span>” <text:span text:style-name="T1">data-dismiss</text:span>=”alert”&gt;&amp;times;&lt;/button&gt;</text:p>
      <text:p text:style-name="P4">&lt;/div&gt;</text:p>
      <text:p text:style-name="P4"/>
      <text:list xml:id="list4032902965659330056" text:style-name="L2">
        <text:list-item>
          <text:p text:style-name="P6"><text:span text:style-name="T2">alert-dismissile: é uma classe complementar</text:span></text:p>
        </text:list-item>
        <text:list-item>
          <text:p text:style-name="P6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26T22:14:30.922265176</dc:date>
    <meta:editing-duration>PT11M21S</meta:editing-duration>
    <meta:editing-cycles>3</meta:editing-cycles>
    <meta:document-statistic meta:table-count="0" meta:image-count="0" meta:object-count="0" meta:page-count="1" meta:paragraph-count="14" meta:word-count="43" meta:character-count="313" meta:non-whitespace-character-count="283"/>
  </office:meta>
</office:document-meta>
</file>